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8.01mm"/>
    </style:style>
    <style:style style:name="co3" style:family="table-column">
      <style:table-column-properties fo:break-before="auto" style:column-width="32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86.59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38894" calcext:value-type="float">
            <text:p>13,9388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424731" calcext:value-type="float">
            <text:p>13,4247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04022" calcext:value-type="float">
            <text:p>12,9040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727726" calcext:value-type="float">
            <text:p>12,7277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83975" calcext:value-type="float">
            <text:p>12,5839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0191" calcext:value-type="float">
            <text:p>11,60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20254" calcext:value-type="float">
            <text:p>11,1202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204717" calcext:value-type="float">
            <text:p>11,2047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204717" calcext:value-type="float">
            <text:p>11,2047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04717" calcext:value-type="float">
            <text:p>11,2047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204717" calcext:value-type="float">
            <text:p>11,2047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76781" calcext:value-type="float">
            <text:p>11,4767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39742" calcext:value-type="float">
            <text:p>11,8397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01317" calcext:value-type="float">
            <text:p>12,001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500768" calcext:value-type="float">
            <text:p>12,5007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376406" calcext:value-type="float">
            <text:p>12,3764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63451" calcext:value-type="float">
            <text:p>11,563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79648" calcext:value-type="float">
            <text:p>11,796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790832" calcext:value-type="float">
            <text:p>11,7908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06917" calcext:value-type="float">
            <text:p>11,9069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906917" calcext:value-type="float">
            <text:p>11,9069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782632" calcext:value-type="float">
            <text:p>11,7826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516208" calcext:value-type="float">
            <text:p>11,5162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35136" calcext:value-type="float">
            <text:p>11,3351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30869" calcext:value-type="float">
            <text:p>10,7308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068721" calcext:value-type="float">
            <text:p>11,0687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068721" calcext:value-type="float">
            <text:p>11,0687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92731" calcext:value-type="float">
            <text:p>11,3927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560779" calcext:value-type="float">
            <text:p>11,5607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451211" calcext:value-type="float">
            <text:p>11,451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51211" calcext:value-type="float">
            <text:p>11,451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879169" calcext:value-type="float">
            <text:p>11,8791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879169" calcext:value-type="float">
            <text:p>11,8791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464199" calcext:value-type="float">
            <text:p>11,4641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341615" calcext:value-type="float">
            <text:p>11,3416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347268" calcext:value-type="float">
            <text:p>11,3472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101225" calcext:value-type="float">
            <text:p>11,101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022424" calcext:value-type="float">
            <text:p>11,0224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52379" calcext:value-type="float">
            <text:p>11,152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658596" calcext:value-type="float">
            <text:p>10,6585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658596" calcext:value-type="float">
            <text:p>10,6585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548135" calcext:value-type="float">
            <text:p>10,5481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548135" calcext:value-type="float">
            <text:p>10,5481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600123" calcext:value-type="float">
            <text:p>10,6001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982612" calcext:value-type="float">
            <text:p>10,9826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943627" calcext:value-type="float">
            <text:p>10,9436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626114" calcext:value-type="float">
            <text:p>10,626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626114" calcext:value-type="float">
            <text:p>10,626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626114" calcext:value-type="float">
            <text:p>10,626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626114" calcext:value-type="float">
            <text:p>10,626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425565" calcext:value-type="float">
            <text:p>10,4255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334596" calcext:value-type="float">
            <text:p>10,3345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334596" calcext:value-type="float">
            <text:p>10,3345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72698" calcext:value-type="float">
            <text:p>10,372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372698" calcext:value-type="float">
            <text:p>10,372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372698" calcext:value-type="float">
            <text:p>10,372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470164" calcext:value-type="float">
            <text:p>10,4701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89814" calcext:value-type="float">
            <text:p>10,898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189661" calcext:value-type="float">
            <text:p>11,1896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189661" calcext:value-type="float">
            <text:p>11,1896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189661" calcext:value-type="float">
            <text:p>11,1896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69618" calcext:value-type="float">
            <text:p>10,9696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864764" calcext:value-type="float">
            <text:p>10,8647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508262" calcext:value-type="float">
            <text:p>10,5082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508262" calcext:value-type="float">
            <text:p>10,5082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411649" calcext:value-type="float">
            <text:p>10,411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411649" calcext:value-type="float">
            <text:p>10,411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670687" calcext:value-type="float">
            <text:p>10,6706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598331" calcext:value-type="float">
            <text:p>10,5983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80626" calcext:value-type="float">
            <text:p>10,80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80626" calcext:value-type="float">
            <text:p>10,80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0626" calcext:value-type="float">
            <text:p>10,80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0626" calcext:value-type="float">
            <text:p>10,80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80626" calcext:value-type="float">
            <text:p>10,806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922334" calcext:value-type="float">
            <text:p>10,9223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922334" calcext:value-type="float">
            <text:p>10,9223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70348" calcext:value-type="float">
            <text:p>10,870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928826" calcext:value-type="float">
            <text:p>10,928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928826" calcext:value-type="float">
            <text:p>10,928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928826" calcext:value-type="float">
            <text:p>10,928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928826" calcext:value-type="float">
            <text:p>10,928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928826" calcext:value-type="float">
            <text:p>10,928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96782" calcext:value-type="float">
            <text:p>10,967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175711" calcext:value-type="float">
            <text:p>11,1757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343791" calcext:value-type="float">
            <text:p>11,3437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247186" calcext:value-type="float">
            <text:p>11,2471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247186" calcext:value-type="float">
            <text:p>11,2471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266681" calcext:value-type="float">
            <text:p>11,2666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266681" calcext:value-type="float">
            <text:p>11,2666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981654" calcext:value-type="float">
            <text:p>10,9816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981654" calcext:value-type="float">
            <text:p>10,9816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988154" calcext:value-type="float">
            <text:p>10,9881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988154" calcext:value-type="float">
            <text:p>10,9881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988154" calcext:value-type="float">
            <text:p>10,9881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988154" calcext:value-type="float">
            <text:p>10,9881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.988154" calcext:value-type="float">
            <text:p>10,9881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182218" calcext:value-type="float">
            <text:p>11,182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182218" calcext:value-type="float">
            <text:p>11,182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968655" calcext:value-type="float">
            <text:p>10,9686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968655" calcext:value-type="float">
            <text:p>10,9686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833104" calcext:value-type="float">
            <text:p>10,8331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833104" calcext:value-type="float">
            <text:p>10,8331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522082" calcext:value-type="float">
            <text:p>10,5220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833101" calcext:value-type="float">
            <text:p>10,8331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833101" calcext:value-type="float">
            <text:p>10,8331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833101" calcext:value-type="float">
            <text:p>10,8331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825723" calcext:value-type="float">
            <text:p>10,8257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825723" calcext:value-type="float">
            <text:p>10,8257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825723" calcext:value-type="float">
            <text:p>10,8257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825723" calcext:value-type="float">
            <text:p>10,8257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722635" calcext:value-type="float">
            <text:p>10,7226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665045" calcext:value-type="float">
            <text:p>10,6650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457107" calcext:value-type="float">
            <text:p>10,457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457107" calcext:value-type="float">
            <text:p>10,457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457107" calcext:value-type="float">
            <text:p>10,457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457107" calcext:value-type="float">
            <text:p>10,457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457107" calcext:value-type="float">
            <text:p>10,457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457107" calcext:value-type="float">
            <text:p>10,457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399482" calcext:value-type="float">
            <text:p>10,3994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399482" calcext:value-type="float">
            <text:p>10,3994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387361" calcext:value-type="float">
            <text:p>10,3873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387361" calcext:value-type="float">
            <text:p>10,3873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062502" calcext:value-type="float">
            <text:p>10,0625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062502" calcext:value-type="float">
            <text:p>10,0625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062502" calcext:value-type="float">
            <text:p>10,0625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062502" calcext:value-type="float">
            <text:p>10,0625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004029" calcext:value-type="float">
            <text:p>10,0040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004029" calcext:value-type="float">
            <text:p>10,0040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51497" calcext:value-type="float">
            <text:p>9,7514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751497" calcext:value-type="float">
            <text:p>9,7514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549193" calcext:value-type="float">
            <text:p>9,5491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549193" calcext:value-type="float">
            <text:p>9,5491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394135" calcext:value-type="float">
            <text:p>9,3941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167587" calcext:value-type="float">
            <text:p>9,167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167587" calcext:value-type="float">
            <text:p>9,167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167587" calcext:value-type="float">
            <text:p>9,167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167587" calcext:value-type="float">
            <text:p>9,167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167587" calcext:value-type="float">
            <text:p>9,1675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902068" calcext:value-type="float">
            <text:p>8,902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902068" calcext:value-type="float">
            <text:p>8,902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902068" calcext:value-type="float">
            <text:p>8,902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545559" calcext:value-type="float">
            <text:p>8,545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441603" calcext:value-type="float">
            <text:p>8,4416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435107" calcext:value-type="float">
            <text:p>8,4351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427736" calcext:value-type="float">
            <text:p>8,427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395235" calcext:value-type="float">
            <text:p>8,3952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292139" calcext:value-type="float">
            <text:p>8,292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909645" calcext:value-type="float">
            <text:p>7,9096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858526" calcext:value-type="float">
            <text:p>7,858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858526" calcext:value-type="float">
            <text:p>7,8585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909639" calcext:value-type="float">
            <text:p>7,909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787073" calcext:value-type="float">
            <text:p>7,787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787073" calcext:value-type="float">
            <text:p>7,787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787073" calcext:value-type="float">
            <text:p>7,787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787073" calcext:value-type="float">
            <text:p>7,787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787073" calcext:value-type="float">
            <text:p>7,7870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670974" calcext:value-type="float">
            <text:p>7,6709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665312" calcext:value-type="float">
            <text:p>7,665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540972" calcext:value-type="float">
            <text:p>7,540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294958" calcext:value-type="float">
            <text:p>7,294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249456" calcext:value-type="float">
            <text:p>7,249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100873" calcext:value-type="float">
            <text:p>7,1008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100873" calcext:value-type="float">
            <text:p>7,1008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100873" calcext:value-type="float">
            <text:p>7,1008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958801" calcext:value-type="float">
            <text:p>6,958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958801" calcext:value-type="float">
            <text:p>6,958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958801" calcext:value-type="float">
            <text:p>6,958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958801" calcext:value-type="float">
            <text:p>6,958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58801" calcext:value-type="float">
            <text:p>6,9588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27998" calcext:value-type="float">
            <text:p>6,8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72899" calcext:value-type="float">
            <text:p>6,672899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07:56.81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08:19.506000000</dc:date>
    <meta:editing-duration>PT22M11S</meta:editing-duration>
    <meta:editing-cycles>6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13.938894">
                <text:p>13.938894</text:p>
                <draw:g>
                  <svg:desc>'cameraslog_1.log'.B2:'cameraslog_1.log'.B1001</svg:desc>
                </draw:g>
              </table:table-cell>
              <table:table-cell office:value-type="float" office:value="13">
                <text:p>13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424731">
                <text:p>13.424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904022">
                <text:p>12.9040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727726">
                <text:p>12.7277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3975">
                <text:p>12.5839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60191">
                <text:p>11.601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20254">
                <text:p>11.1202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204717">
                <text:p>11.204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04717">
                <text:p>11.204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204717">
                <text:p>11.204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204717">
                <text:p>11.204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476781">
                <text:p>11.4767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839742">
                <text:p>11.8397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001317">
                <text:p>12.0013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500768">
                <text:p>12.5007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376406">
                <text:p>12.3764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563451">
                <text:p>11.563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79648">
                <text:p>11.796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790832">
                <text:p>11.7908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906917">
                <text:p>11.906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906917">
                <text:p>11.906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782632">
                <text:p>11.7826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516208">
                <text:p>11.5162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335136">
                <text:p>11.3351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730869">
                <text:p>10.7308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068721">
                <text:p>11.0687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068721">
                <text:p>11.0687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392731">
                <text:p>11.3927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560779">
                <text:p>11.5607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451211">
                <text:p>11.451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451211">
                <text:p>11.451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879169">
                <text:p>11.8791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879169">
                <text:p>11.8791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464199">
                <text:p>11.4641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341615">
                <text:p>11.3416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347268">
                <text:p>11.3472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01225">
                <text:p>11.101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022424">
                <text:p>11.0224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152379">
                <text:p>11.152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658596">
                <text:p>10.658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658596">
                <text:p>10.658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548135">
                <text:p>10.548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548135">
                <text:p>10.548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600123">
                <text:p>10.6001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982612">
                <text:p>10.9826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943627">
                <text:p>10.9436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626114">
                <text:p>10.626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626114">
                <text:p>10.626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626114">
                <text:p>10.626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26114">
                <text:p>10.626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425565">
                <text:p>10.4255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334596">
                <text:p>10.3345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334596">
                <text:p>10.3345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372698">
                <text:p>10.3726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372698">
                <text:p>10.3726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372698">
                <text:p>10.3726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470164">
                <text:p>10.4701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89814">
                <text:p>10.898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.189661">
                <text:p>11.1896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189661">
                <text:p>11.1896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189661">
                <text:p>11.1896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969618">
                <text:p>10.9696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864764">
                <text:p>10.8647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508262">
                <text:p>10.5082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508262">
                <text:p>10.5082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411649">
                <text:p>10.4116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411649">
                <text:p>10.4116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670687">
                <text:p>10.670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598331">
                <text:p>10.5983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80626">
                <text:p>10.80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80626">
                <text:p>10.80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80626">
                <text:p>10.80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80626">
                <text:p>10.80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80626">
                <text:p>10.80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922334">
                <text:p>10.9223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922334">
                <text:p>10.9223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.870348">
                <text:p>10.8703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928826">
                <text:p>10.928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928826">
                <text:p>10.928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928826">
                <text:p>10.928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928826">
                <text:p>10.928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928826">
                <text:p>10.928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96782">
                <text:p>10.967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175711">
                <text:p>11.1757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.343791">
                <text:p>11.34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.247186">
                <text:p>11.2471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.247186">
                <text:p>11.2471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.266681">
                <text:p>11.2666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.266681">
                <text:p>11.2666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.981654">
                <text:p>10.9816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.981654">
                <text:p>10.9816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.988154">
                <text:p>10.988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.988154">
                <text:p>10.988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.988154">
                <text:p>10.988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.988154">
                <text:p>10.988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.988154">
                <text:p>10.988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182218">
                <text:p>11.1822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182218">
                <text:p>11.1822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968655">
                <text:p>10.9686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968655">
                <text:p>10.9686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.833104">
                <text:p>10.833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.833104">
                <text:p>10.833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.522082">
                <text:p>10.522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833101">
                <text:p>10.833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833101">
                <text:p>10.833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833101">
                <text:p>10.833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825723">
                <text:p>10.8257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825723">
                <text:p>10.8257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.825723">
                <text:p>10.8257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825723">
                <text:p>10.8257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.722635">
                <text:p>10.7226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.665045">
                <text:p>10.66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.457107">
                <text:p>10.457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.457107">
                <text:p>10.457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457107">
                <text:p>10.457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457107">
                <text:p>10.457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457107">
                <text:p>10.457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457107">
                <text:p>10.4571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399482">
                <text:p>10.399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399482">
                <text:p>10.399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387361">
                <text:p>10.3873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387361">
                <text:p>10.3873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062502">
                <text:p>10.062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062502">
                <text:p>10.062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062502">
                <text:p>10.062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062502">
                <text:p>10.062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004029">
                <text:p>10.0040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004029">
                <text:p>10.0040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751497">
                <text:p>9.751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751497">
                <text:p>9.751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549193">
                <text:p>9.5491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549193">
                <text:p>9.5491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394135">
                <text:p>9.3941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167587">
                <text:p>9.167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167587">
                <text:p>9.167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167587">
                <text:p>9.167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167587">
                <text:p>9.167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167587">
                <text:p>9.1675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902068">
                <text:p>8.902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902068">
                <text:p>8.902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902068">
                <text:p>8.902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545559">
                <text:p>8.545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441603">
                <text:p>8.4416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435107">
                <text:p>8.435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.427736">
                <text:p>8.427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395235">
                <text:p>8.395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292139">
                <text:p>8.2921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909645">
                <text:p>7.9096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858526">
                <text:p>7.858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858526">
                <text:p>7.8585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909639">
                <text:p>7.909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787073">
                <text:p>7.7870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787073">
                <text:p>7.7870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787073">
                <text:p>7.7870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787073">
                <text:p>7.7870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787073">
                <text:p>7.7870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670974">
                <text:p>7.6709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665312">
                <text:p>7.6653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540972">
                <text:p>7.540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294958">
                <text:p>7.294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249456">
                <text:p>7.249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100873">
                <text:p>7.100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100873">
                <text:p>7.100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100873">
                <text:p>7.100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.958801">
                <text:p>6.9588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.958801">
                <text:p>6.9588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.958801">
                <text:p>6.9588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.958801">
                <text:p>6.9588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.958801">
                <text:p>6.9588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.827998">
                <text:p>6.8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672899">
                <text:p>6.67289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